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16df3"/>
    </style:style>
    <style:style style:name="P5" style:family="paragraph" style:parent-style-name="Standard">
      <style:text-properties style:text-line-through-style="solid" style:text-line-through-type="singl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solid" style:text-line-through-type="single" style:font-name="DejaVu Sans Condensed" fo:font-size="12pt" officeooo:rsid="000df8c5" officeooo:paragraph-rsid="00116df3" style:font-size-asian="12pt" style:font-size-complex="12pt"/>
    </style:style>
    <style:style style:name="P7" style:family="paragraph" style:parent-style-name="Standard" style:list-style-name="L1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8" style:family="paragraph" style:parent-style-name="Standard" style:list-style-name="L2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9" style:family="paragraph" style:parent-style-name="Standard" style:list-style-name="L3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10" style:family="paragraph" style:parent-style-name="Standard" style:list-style-name="L4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11" style:family="paragraph" style:parent-style-name="Standard" style:list-style-name="L5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6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8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2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3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4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7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18" style:family="paragraph" style:parent-style-name="Standard" style:list-style-name="L9">
      <style:text-properties style:text-line-through-style="solid" style:text-line-through-type="single" style:font-name="DejaVu Sans Condensed" fo:font-size="12pt" officeooo:rsid="00148c7a" officeooo:paragraph-rsid="00116df3" style:font-size-asian="12pt" style:font-size-complex="12pt"/>
    </style:style>
    <style:style style:name="P19" style:family="paragraph" style:parent-style-name="Standard" style:list-style-name="L10">
      <style:text-properties style:text-line-through-style="solid" style:text-line-through-type="single" style:font-name="DejaVu Sans Condensed" fo:font-size="12pt" officeooo:rsid="00148c7a" officeooo:paragraph-rsid="00116df3" style:font-size-asian="12pt" style:font-size-complex="12pt"/>
    </style:style>
    <style:style style:name="P20" style:family="paragraph" style:parent-style-name="Standard" style:list-style-name="L11">
      <style:text-properties style:text-line-through-style="solid" style:text-line-through-type="single" style:font-name="DejaVu Sans Condensed" fo:font-size="12pt" officeooo:rsid="00148c7a" officeooo:paragraph-rsid="00116df3" style:font-size-asian="12pt" style:font-size-complex="12pt"/>
    </style:style>
    <style:style style:name="P21" style:family="paragraph" style:parent-style-name="Standard" style:list-style-name="L9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22" style:family="paragraph" style:parent-style-name="Standard" style:list-style-name="L10">
      <style:text-properties style:text-line-through-style="solid" style:text-line-through-type="single" style:font-name="DejaVu Sans Condensed" fo:font-size="12pt" officeooo:paragraph-rsid="00116df3" style:font-size-asian="12pt" style:font-size-complex="12pt"/>
    </style:style>
    <style:style style:name="P23" style:family="paragraph" style:parent-style-name="Standard" style:list-style-name="L12">
      <style:text-properties style:text-line-through-style="solid" style:text-line-through-type="single"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3aa3b"/>
    </style:style>
    <style:style style:name="T4" style:family="text">
      <style:text-properties officeooo:rsid="00171840"/>
    </style:style>
    <style:style style:name="T5" style:family="text">
      <style:text-properties officeooo:rsid="0019653c"/>
    </style:style>
    <style:style style:name="T6" style:family="text">
      <style:text-properties officeooo:rsid="001c24d5"/>
    </style:style>
    <style:style style:name="T7" style:family="text">
      <style:text-properties officeooo:rsid="001d1918"/>
    </style:style>
    <style:style style:name="T8" style:family="text">
      <style:text-properties style:font-name="DejaVu Sans Condensed" fo:font-size="12pt" officeooo:rsid="001d1918" style:font-size-asian="12pt" style:font-size-complex="12pt"/>
    </style:style>
    <style:style style:name="T9" style:family="text">
      <style:text-properties style:font-name="DejaVu Sans Condensed" fo:font-size="12pt" officeooo:rsid="0019c0cd" style:font-size-asian="12pt" style:font-size-complex="12pt"/>
    </style:style>
    <style:style style:name="T10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9b3cd" style:font-size-asian="12pt" style:font-weight-asian="bold" style:font-size-complex="12pt" style:font-weight-complex="bold"/>
    </style:style>
    <style:style style:name="T17" style:family="text">
      <style:text-properties officeooo:rsid="00216278"/>
    </style:style>
    <style:style style:name="T18" style:family="text">
      <style:text-properties officeooo:rsid="0022193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4"><text:span text:style-name="T10">1</text:span><text:span text:style-name="T15">0</text:span><text:span text:style-name="T10">3</text:span><text:span text:style-name="T11"> - </text:span><text:span text:style-name="T12">Controls - </text:span><text:span text:style-name="T16">Pilot - </text:span><text:span text:style-name="T13">Throttle </text:span><text:span text:style-name="T14">Base</text:span></text:p>
      <text:p text:style-name="P3">U=Up, D=Down, F=Forward, B=Backward, L=Left, R=Right, P=Press, S-*=Shift-<text:span text:style-name="T6">*</text:span>, L-*=Long-<text:span text:style-name="T6">*</text:span></text:p>
      <text:p text:style-name="P1"/>
      <text:p text:style-name="P5">Mode selector</text:p>
      <text:list xml:id="list3536984477" text:style-name="L1">
        <text:list-item>
          <text:p text:style-name="P7"><text:span text:style-name="T2">Turn: Selective Jettison selector sleeve, </text:span><text:span text:style-name="T5">position 2 is SAFE</text:span><text:span text:style-name="T2"> </text:span><text:span text:style-name="T1">(T2 switch is jettison button)</text:span></text:p>
        </text:list-item>
      </text:list>
      <text:p text:style-name="P5">Flaps lever</text:p>
      <text:list xml:id="list478534893" text:style-name="L2">
        <text:list-item>
          <text:p text:style-name="P8"><text:span text:style-name="T1">Axis</text:span><text:span text:style-name="T2">: --</text:span></text:p>
        </text:list-item>
      </text:list>
      <text:p text:style-name="P5">T1 switch</text:p>
      <text:list xml:id="list397500674" text:style-name="L3">
        <text:list-item>
          <text:p text:style-name="P9"><text:span text:style-name="T2">F: Holds FCS BIT switch </text:span><text:span text:style-name="T1">when </text:span><text:span text:style-name="T4">forward</text:span><text:span text:style-name="T2"> (right wall of cockpit, used when doing some startup checks)</text:span></text:p>
        </text:list-item>
      </text:list>
      <text:p text:style-name="P5">T2 switch</text:p>
      <text:list xml:id="list1177966019" text:style-name="L4">
        <text:list-item>
          <text:p text:style-name="P10"><text:span text:style-name="T2">F: Selective Jettison button press and hold </text:span><text:span text:style-name="T1">when </text:span><text:span text:style-name="T4">forward</text:span><text:span text:style-name="T1"> </text:span><text:span text:style-name="T3">(use with Mode selector)</text:span></text:p>
        </text:list-item>
      </text:list>
      <text:p text:style-name="P5">T3 switch</text:p>
      <text:list xml:id="list4037299081" text:style-name="L5">
        <text:list-item>
          <text:p text:style-name="P11">F: <text:span text:style-name="T4">FLIR switch (targeting pod) ON when forward, STBY when back</text:span></text:p>
        </text:list-item>
      </text:list>
      <text:p text:style-name="P5">T4 switch</text:p>
      <text:list xml:id="list3210453574" text:style-name="L6">
        <text:list-item>
          <text:p text:style-name="P12">F: <text:span text:style-name="T4">LTD/R switch (laser designator) ARM when forward, SAFE when back</text:span></text:p>
        </text:list-item>
      </text:list>
      <text:p text:style-name="P5">Lighted Buttons -- Master Modes, Master Arm, carrier calls</text:p>
      <text:list xml:id="list4167316790" text:style-name="L7">
        <text:list-item>
          <text:p text:style-name="P17"><text:span text:style-name="T1">B1</text:span><text:span text:style-name="T2">: </text:span><text:span text:style-name="T1">T</text:span><text:span text:style-name="T2">oggle A/A mode<text:tab/></text:span><text:span text:style-name="T1">B2: Master Arm ON<text:tab/><text:tab/>B3: Salute</text:span></text:p>
        </text:list-item>
      </text:list>
      <text:list xml:id="list2564740598" text:style-name="L8">
        <text:list-item>
          <text:p text:style-name="P13">B4: Toggle A/G mode<text:tab/>B5: Master Arm OFF<text:tab/>B6: Hornet Ball</text:p>
        </text:list-item>
      </text:list>
      <text:p text:style-name="P5">T5 switch -- <text:span text:style-name="T17">Landing </text:span>Gear and Hook</text:p>
      <text:list xml:id="list1136228353" text:style-name="L9">
        <text:list-item>
          <text:p text:style-name="P18">U/D: <text:span text:style-name="T18">Landing </text:span>Gear up/down</text:p>
        </text:list-item>
        <text:list-item>
          <text:p text:style-name="P21"><text:span text:style-name="T2">S-U/</text:span><text:span text:style-name="T1">S-</text:span><text:span text:style-name="T2">D: Hook up/down</text:span></text:p>
        </text:list-item>
      </text:list>
      <text:p text:style-name="P5">T6 switch -- Flaps and <text:span text:style-name="T1">Refueling </text:span>Probe</text:p>
      <text:list xml:id="list298929429" text:style-name="L10">
        <text:list-item>
          <text:p text:style-name="P19">U/D: Flaps switch up/down one notch</text:p>
        </text:list-item>
        <text:list-item>
          <text:p text:style-name="P22"><text:span text:style-name="T2">S-U/</text:span><text:span text:style-name="T1">S-</text:span><text:span text:style-name="T2">D: Refueling probe extend/retract</text:span></text:p>
        </text:list-item>
      </text:list>
      <text:p text:style-name="P5">T7 switch -- Canopy</text:p>
      <text:list xml:id="list3711461902" text:style-name="L11">
        <text:list-item>
          <text:p text:style-name="P20">U/D: Canopy up/down</text:p>
        </text:list-item>
      </text:list>
      <text:p text:style-name="P5">E1 dial -- <text:span text:style-name="T1">Kneeboard</text:span></text:p>
      <text:list xml:id="list2011046030" text:style-name="L12">
        <text:list-item>
          <text:p text:style-name="P14">P: Kneeboard toggle</text:p>
        </text:list-item>
        <text:list-item>
          <text:p text:style-name="P23"><text:span text:style-name="T8">L/R</text:span><text:span text:style-name="T9">: Flip pages</text:span></text:p>
        </text:list-item>
      </text:list>
      <text:list xml:id="list763491725" text:style-name="L13">
        <text:list-item>
          <text:p text:style-name="P15">S-Rotate: RWR volume up/down</text:p>
        </text:list-item>
      </text:list>
      <text:p text:style-name="P5">E2 dial -- <text:span text:style-name="T1">NVGs</text:span></text:p>
      <text:list xml:id="list1212546965" text:style-name="L14">
        <text:list-item>
          <text:p text:style-name="P16">P: Toggle NVGs on/off</text:p>
        </text:list-item>
        <text:list-item>
          <text:p text:style-name="P16"><text:span text:style-name="T7">L/R</text:span>: NVG gain up/down</text:p>
        </text:list-item>
      </text:list>
      <text:p text:style-name="P6"><text:bookmark text:name="docs-internal-guid-d99237a5-7fff-b85b-6bc8-2c924326da95"/><text:s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2-01T08:40:31.103000000</dc:date>
    <meta:editing-duration>PT2H44M23S</meta:editing-duration>
    <meta:editing-cycles>23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3" meta:word-count="209" meta:character-count="1139" meta:non-whitespace-character-count="978"/>
  </office:meta>
</office:document-meta>
</file>